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53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6" style:family="table-cell" style:parent-style-name="Default" style:data-style-name="N129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5"/>
        <table:table-column table:style-name="co4" table:default-cell-style-name="ce2"/>
        <table:table-column table:style-name="co3" table:number-columns-repeated="10" table:default-cell-style-name="ce2"/>
        <table:table-column table:style-name="co3" table:number-columns-repeated="11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  <text:p>5,7,9,11</text:p>
          </table:table-cell>
          <table:table-cell table:style-name="ce1" office:value-type="string" calcext:value-type="string">
            <text:p>Attack</text:p>
            <text:p>1,2,3,4</text:p>
          </table:table-cell>
          <table:table-cell table:style-name="ce4" office:value-type="string" calcext:value-type="string">
            <text:p>Speed</text:p>
            <text:p>0.0-9.9</text:p>
          </table:table-cell>
          <table:table-cell table:style-name="ce1" office:value-type="string" calcext:value-type="string">
            <text:p>Original Speed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ype 2</text:p>
          </table:table-cell>
          <table:table-cell table:style-name="ce1" table:number-columns-repeated="8"/>
          <table:table-cell table:style-name="ce7"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ectric</text:p>
          </table:table-cell>
          <table:table-cell table:number-columns-repeated="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lipp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nistch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keldur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ghting</text:p>
          </table:table-cell>
          <table:table-cell table:number-columns-repeated="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bo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ison</text:p>
          </table:table-cell>
          <table:table-cell table:number-columns-repeated="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gigiga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to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re</text:p>
          </table:table-cell>
          <table:table-cell table:number-columns-repeated="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netal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deede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ranit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19"/>
        </table:table-row>
        <table:table-row table:style-name="ro2" table:number-rows-repeated="1048564">
          <table:table-cell table:number-columns-repeated="27"/>
        </table:table-row>
        <table:table-row table:style-name="ro2">
          <table:table-cell table:style-name="ce3" table:number-columns-repeated="4"/>
          <table:table-cell table:style-name="ce6"/>
          <table:table-cell table:style-name="ce3" table:number-columns-repeated="11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H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28:53.7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4:30:58.923000000</meta:creation-date>
    <dc:date>2025-02-21T09:39:37.691000000</dc:date>
    <meta:editing-duration>PT2H43M56S</meta:editing-duration>
    <meta:editing-cycles>28</meta:editing-cycles>
    <meta:generator>LibreOffice/7.6.1.2$Windows_X86_64 LibreOffice_project/f5defcebd022c5bc36bbb79be232cb6926d8f674</meta:generator>
    <meta:document-statistic meta:table-count="1" meta:cell-count="84" meta:object-count="0"/>
  </office:meta>
</office:document-meta>
</file>